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1915fd" officeooo:paragraph-rsid="001915fd" style:font-weight-asian="normal" style:font-weight-complex="normal"/>
    </style:style>
    <style:style style:name="P2" style:family="paragraph" style:parent-style-name="Standard">
      <style:text-properties fo:font-weight="normal" officeooo:rsid="001915fd" officeooo:paragraph-rsid="00291295" style:font-weight-asian="normal" style:font-weight-complex="normal"/>
    </style:style>
    <style:style style:name="P3" style:family="paragraph" style:parent-style-name="Standard">
      <style:text-properties fo:font-weight="normal" officeooo:rsid="001915fd" officeooo:paragraph-rsid="002c98bd" style:font-weight-asian="normal" style:font-weight-complex="normal"/>
    </style:style>
    <style:style style:name="P4" style:family="paragraph" style:parent-style-name="Standard">
      <style:text-properties fo:font-weight="normal" officeooo:rsid="00202266" officeooo:paragraph-rsid="00202266" style:font-weight-asian="normal" style:font-weight-complex="normal"/>
    </style:style>
    <style:style style:name="P5" style:family="paragraph" style:parent-style-name="Standard">
      <style:text-properties fo:font-weight="normal" officeooo:rsid="002c98bd" officeooo:paragraph-rsid="002c98bd" style:font-weight-asian="normal" style:font-weight-complex="normal"/>
    </style:style>
    <style:style style:name="P6" style:family="paragraph" style:parent-style-name="Standard">
      <style:text-properties fo:font-style="normal" fo:font-weight="bold" officeooo:rsid="001e49a1" officeooo:paragraph-rsid="002183cb" style:font-style-asian="normal" style:font-weight-asian="bold" style:font-style-complex="normal" style:font-weight-complex="bold"/>
    </style:style>
    <style:style style:name="P7" style:family="paragraph" style:parent-style-name="Standard">
      <style:text-properties fo:font-style="normal" fo:font-weight="bold" officeooo:rsid="001e49a1" officeooo:paragraph-rsid="002c98bd" style:font-style-asian="normal" style:font-weight-asian="bold" style:font-style-complex="normal" style:font-weight-complex="bold"/>
    </style:style>
    <style:style style:name="P8" style:family="paragraph" style:parent-style-name="Standard">
      <style:text-properties fo:font-style="normal" fo:font-weight="normal" officeooo:rsid="002183cb" officeooo:paragraph-rsid="002183cb" style:font-style-asian="normal" style:font-weight-asian="normal" style:font-style-complex="normal" style:font-weight-complex="normal"/>
    </style:style>
    <style:style style:name="P9" style:family="paragraph" style:parent-style-name="Standard">
      <style:text-properties fo:font-style="normal" fo:font-weight="normal" officeooo:rsid="002183cb" officeooo:paragraph-rsid="002c98bd" style:font-style-asian="normal" style:font-weight-asian="normal" style:font-style-complex="normal" style:font-weight-complex="normal"/>
    </style:style>
    <style:style style:name="P10" style:family="paragraph" style:parent-style-name="Standard">
      <style:text-properties fo:font-style="normal" fo:font-weight="normal" officeooo:rsid="0021e2ef" officeooo:paragraph-rsid="0021e2ef" style:font-style-asian="normal" style:font-weight-asian="normal" style:font-style-complex="normal" style:font-weight-complex="normal"/>
    </style:style>
    <style:style style:name="P11" style:family="paragraph" style:parent-style-name="Standard">
      <style:text-properties fo:font-style="normal" fo:font-weight="normal" officeooo:rsid="0021e2ef" officeooo:paragraph-rsid="002c98bd" style:font-style-asian="normal" style:font-weight-asian="normal" style:font-style-complex="normal" style:font-weight-complex="normal"/>
    </style:style>
    <style:style style:name="P12" style:family="paragraph" style:parent-style-name="Standard">
      <style:text-properties fo:font-style="normal" fo:font-weight="normal" officeooo:rsid="0023ee34" officeooo:paragraph-rsid="0023ee34" style:font-style-asian="normal" style:font-weight-asian="normal" style:font-style-complex="normal" style:font-weight-complex="normal"/>
    </style:style>
    <style:style style:name="P13" style:family="paragraph" style:parent-style-name="Standard">
      <style:text-properties fo:font-style="normal" fo:font-weight="normal" officeooo:rsid="0019a50a" officeooo:paragraph-rsid="0019a50a" style:font-style-asian="normal" style:font-weight-asian="normal" style:font-style-complex="normal" style:font-weight-complex="normal"/>
    </style:style>
    <style:style style:name="P14" style:family="paragraph" style:parent-style-name="Standard">
      <style:text-properties fo:font-style="normal" fo:font-weight="normal" officeooo:rsid="0019a50a" officeooo:paragraph-rsid="002c98bd" style:font-style-asian="normal" style:font-weight-asian="normal" style:font-style-complex="normal" style:font-weight-complex="normal"/>
    </style:style>
    <style:style style:name="P15" style:family="paragraph" style:parent-style-name="Standard">
      <style:text-properties fo:font-style="normal" fo:font-weight="normal" officeooo:rsid="001e49a1" officeooo:paragraph-rsid="001e49a1" style:font-style-asian="normal" style:font-weight-asian="normal" style:font-style-complex="normal" style:font-weight-complex="normal"/>
    </style:style>
    <style:style style:name="P16" style:family="paragraph" style:parent-style-name="Standard">
      <style:text-properties fo:font-style="normal" fo:font-weight="normal" officeooo:rsid="0028d91d" officeooo:paragraph-rsid="0028d91d" style:font-style-asian="normal" style:font-weight-asian="normal" style:font-style-complex="normal" style:font-weight-complex="normal"/>
    </style:style>
    <style:style style:name="P17" style:family="paragraph" style:parent-style-name="Standard">
      <style:text-properties fo:font-style="normal" fo:font-weight="normal" officeooo:rsid="001915fd" officeooo:paragraph-rsid="00291295" style:font-style-asian="normal" style:font-weight-asian="normal" style:font-style-complex="normal" style:font-weight-complex="normal"/>
    </style:style>
    <style:style style:name="P18" style:family="paragraph" style:parent-style-name="Standard">
      <style:text-properties fo:font-style="normal" fo:font-weight="normal" officeooo:rsid="00291295" officeooo:paragraph-rsid="00291295" style:font-style-asian="normal" style:font-weight-asian="normal" style:font-style-complex="normal" style:font-weight-complex="normal"/>
    </style:style>
    <style:style style:name="P19" style:family="paragraph" style:parent-style-name="Standard">
      <style:text-properties fo:font-style="normal" fo:font-weight="normal" officeooo:rsid="002c98bd" officeooo:paragraph-rsid="002c98bd" style:font-style-asian="normal" style:font-weight-asian="normal" style:font-style-complex="normal" style:font-weight-complex="normal"/>
    </style:style>
    <style:style style:name="P20" style:family="paragraph" style:parent-style-name="Standard">
      <style:text-properties fo:font-size="14pt" fo:font-style="italic" fo:font-weight="bold" officeooo:rsid="0019a50a" officeooo:paragraph-rsid="0019a50a" style:font-size-asian="14pt" style:font-style-asian="italic" style:font-weight-asian="bold" style:font-size-complex="14pt" style:font-style-complex="italic" style:font-weight-complex="bold"/>
    </style:style>
    <style:style style:name="P21" style:family="paragraph" style:parent-style-name="Standard">
      <style:text-properties fo:font-size="14pt" fo:font-style="italic" fo:font-weight="bold" officeooo:rsid="0019a50a" officeooo:paragraph-rsid="002c98bd" style:font-size-asian="14pt" style:font-style-asian="italic" style:font-weight-asian="bold" style:font-size-complex="14pt" style:font-style-complex="italic" style:font-weight-complex="bold"/>
    </style:style>
    <style:style style:name="P22" style:family="paragraph" style:parent-style-name="Standard">
      <style:text-properties fo:font-size="14pt" fo:font-style="italic" fo:font-weight="bold" officeooo:rsid="0019a50a" officeooo:paragraph-rsid="0028d91d" style:font-size-asian="14pt" style:font-style-asian="italic" style:font-weight-asian="bold" style:font-size-complex="14pt" style:font-style-complex="italic" style:font-weight-complex="bold"/>
    </style:style>
    <style:style style:name="P23" style:family="paragraph" style:parent-style-name="Standard">
      <style:text-properties fo:font-size="14pt" fo:font-style="italic" fo:font-weight="bold" officeooo:rsid="001915fd" officeooo:paragraph-rsid="001915fd" style:font-size-asian="14pt" style:font-style-asian="italic" style:font-weight-asian="bold" style:font-size-complex="14pt" style:font-style-complex="italic" style:font-weight-complex="bold"/>
    </style:style>
    <style:style style:name="P24" style:family="paragraph" style:parent-style-name="Standard">
      <style:text-properties fo:font-size="14pt" fo:font-style="italic" fo:font-weight="bold" officeooo:rsid="001915fd" officeooo:paragraph-rsid="002c98bd" style:font-size-asian="14pt" style:font-style-asian="italic" style:font-weight-asian="bold" style:font-size-complex="14pt" style:font-style-complex="italic" style:font-weight-complex="bold"/>
    </style:style>
    <style:style style:name="P25" style:family="paragraph" style:parent-style-name="Standard">
      <style:text-properties fo:font-size="14pt" fo:font-style="italic" fo:font-weight="bold" officeooo:rsid="0023ee34" officeooo:paragraph-rsid="0023ee34" style:font-size-asian="14pt" style:font-style-asian="italic" style:font-weight-asian="bold" style:font-size-complex="14pt" style:font-style-complex="italic" style:font-weight-complex="bold"/>
    </style:style>
    <style:style style:name="P26" style:family="paragraph" style:parent-style-name="Standard">
      <style:text-properties fo:font-size="14pt" fo:font-style="italic" fo:font-weight="bold" officeooo:rsid="0023ee34" officeooo:paragraph-rsid="002c98bd" style:font-size-asian="14pt" style:font-style-asian="italic" style:font-weight-asian="bold" style:font-size-complex="14pt" style:font-style-complex="italic" style:font-weight-complex="bold"/>
    </style:style>
    <style:style style:name="P27" style:family="paragraph" style:parent-style-name="Standard">
      <style:text-properties fo:font-size="14pt" fo:font-style="italic" fo:font-weight="bold" officeooo:rsid="00291295" officeooo:paragraph-rsid="00291295" style:font-size-asian="14pt" style:font-style-asian="italic" style:font-weight-asian="bold" style:font-size-complex="14pt" style:font-style-complex="italic" style:font-weight-complex="bold"/>
    </style:style>
    <style:style style:name="P28" style:family="paragraph" style:parent-style-name="Standard">
      <style:text-properties fo:font-size="14pt" fo:font-style="italic" fo:font-weight="bold" officeooo:rsid="002c98bd" officeooo:paragraph-rsid="002c98bd" style:font-size-asian="14pt" style:font-style-asian="italic" style:font-weight-asian="bold" style:font-size-complex="14pt" style:font-style-complex="italic" style:font-weight-complex="bold"/>
    </style:style>
    <style:style style:name="P29" style:family="paragraph" style:parent-style-name="Standard">
      <style:text-properties fo:font-size="14pt" fo:font-style="italic" fo:font-weight="bold" officeooo:rsid="002c98bd" officeooo:paragraph-rsid="0032061b" style:font-size-asian="14pt" style:font-style-asian="italic" style:font-weight-asian="bold" style:font-size-complex="14pt" style:font-style-complex="italic" style:font-weight-complex="bold"/>
    </style:style>
    <style:style style:name="P30" style:family="paragraph" style:parent-style-name="Standard">
      <style:text-properties fo:font-size="16pt" fo:font-weight="bold" officeooo:rsid="001915fd" officeooo:paragraph-rsid="001915fd" style:font-size-asian="16pt" style:font-weight-asian="bold" style:font-size-complex="16pt" style:font-weight-complex="bold"/>
    </style:style>
    <style:style style:name="P31" style:family="paragraph" style:parent-style-name="Standard">
      <style:text-properties fo:font-size="16pt" fo:font-style="italic" fo:font-weight="bold" officeooo:rsid="001915fd" officeooo:paragraph-rsid="0028d91d" style:font-size-asian="16pt" style:font-style-asian="italic" style:font-weight-asian="bold" style:font-size-complex="16pt" style:font-style-complex="italic" style:font-weight-complex="bold"/>
    </style:style>
    <style:style style:name="P32" style:family="paragraph" style:parent-style-name="Standard">
      <style:text-properties fo:font-weight="bold" officeooo:rsid="001915fd" officeooo:paragraph-rsid="001915fd" style:font-weight-asian="bold" style:font-weight-complex="bold"/>
    </style:style>
    <style:style style:name="P33" style:family="paragraph" style:parent-style-name="Standard">
      <style:text-properties fo:font-weight="bold" officeooo:rsid="001e49a1" officeooo:paragraph-rsid="001e49a1" style:font-weight-asian="bold" style:font-weight-complex="bold"/>
    </style:style>
    <style:style style:name="P34" style:family="paragraph" style:parent-style-name="Standard">
      <style:text-properties officeooo:paragraph-rsid="0028d91d"/>
    </style:style>
    <style:style style:name="P35" style:family="paragraph" style:parent-style-name="Standard">
      <style:text-properties fo:font-size="12pt" fo:font-style="normal" fo:font-weight="normal" officeooo:rsid="00291295" officeooo:paragraph-rsid="00291295"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19a50a" officeooo:paragraph-rsid="00291295"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normal" officeooo:rsid="00202266" officeooo:paragraph-rsid="002c98bd" style:font-size-asian="12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23ee34" officeooo:paragraph-rsid="002c98bd" style:font-size-asian="12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2e717d" officeooo:paragraph-rsid="002e717d" style:font-size-asian="12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32061b" officeooo:paragraph-rsid="0032061b" style:font-size-asian="12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bold" officeooo:rsid="001e49a1" officeooo:paragraph-rsid="002e717d" style:font-size-asian="12pt" style:font-style-asian="normal" style:font-weight-asian="bold" style:font-size-complex="12pt" style:font-style-complex="normal" style:font-weight-complex="bold"/>
    </style:style>
    <style:style style:name="P42" style:family="paragraph" style:parent-style-name="Standard">
      <style:text-properties fo:font-size="12pt" fo:font-style="normal" fo:font-weight="bold" officeooo:rsid="0032061b" officeooo:paragraph-rsid="0032061b" style:font-size-asian="12pt" style:font-style-asian="normal" style:font-weight-asian="bold" style:font-size-complex="12pt" style:font-style-complex="normal" style:font-weight-complex="bold"/>
    </style:style>
    <style:style style:name="P43" style:family="paragraph" style:parent-style-name="Standard">
      <style:text-properties fo:font-size="12pt" fo:font-style="italic" fo:font-weight="bold" officeooo:rsid="002c98bd" officeooo:paragraph-rsid="002c98bd" style:font-size-asian="12pt" style:font-style-asian="italic" style:font-weight-asian="bold" style:font-size-complex="12pt" style:font-style-complex="italic" style:font-weight-complex="bold"/>
    </style:style>
    <style:style style:name="P44" style:family="paragraph" style:parent-style-name="Standard">
      <style:text-properties officeooo:rsid="00291295" officeooo:paragraph-rsid="00291295"/>
    </style:style>
    <style:style style:name="P45" style:family="paragraph" style:parent-style-name="Standard" style:list-style-name="L1">
      <style:text-properties fo:font-weight="normal" officeooo:rsid="001915fd" officeooo:paragraph-rsid="001915fd" style:font-weight-asian="normal" style:font-weight-complex="normal"/>
    </style:style>
    <style:style style:name="P46" style:family="paragraph" style:parent-style-name="Standard" style:list-style-name="L1">
      <style:text-properties fo:font-weight="normal" officeooo:rsid="001915fd" officeooo:paragraph-rsid="00202266" style:font-weight-asian="normal" style:font-weight-complex="normal"/>
    </style:style>
    <style:style style:name="P47" style:family="paragraph" style:parent-style-name="Standard" style:list-style-name="L4">
      <style:text-properties fo:font-weight="normal" officeooo:rsid="001915fd" officeooo:paragraph-rsid="001915fd" style:font-weight-asian="normal" style:font-weight-complex="normal"/>
    </style:style>
    <style:style style:name="P48" style:family="paragraph" style:parent-style-name="Standard" style:list-style-name="L4">
      <style:text-properties fo:font-weight="normal" officeooo:rsid="001915fd" officeooo:paragraph-rsid="002183cb" style:font-weight-asian="normal" style:font-weight-complex="normal"/>
    </style:style>
    <style:style style:name="P49" style:family="paragraph" style:parent-style-name="Standard" style:list-style-name="L5">
      <style:text-properties fo:font-weight="normal" officeooo:rsid="001e49a1" officeooo:paragraph-rsid="001e49a1" style:font-weight-asian="normal" style:font-weight-complex="normal"/>
    </style:style>
    <style:style style:name="P50" style:family="paragraph" style:parent-style-name="Standard" style:list-style-name="L5">
      <style:text-properties fo:font-weight="normal" officeooo:rsid="00202266" officeooo:paragraph-rsid="00202266" style:font-weight-asian="normal" style:font-weight-complex="normal"/>
    </style:style>
    <style:style style:name="P51" style:family="paragraph" style:parent-style-name="Standard" style:list-style-name="L11">
      <style:text-properties fo:font-weight="normal" officeooo:rsid="002c98bd" officeooo:paragraph-rsid="002c98bd" style:font-weight-asian="normal" style:font-weight-complex="normal"/>
    </style:style>
    <style:style style:name="P52" style:family="paragraph" style:parent-style-name="Standard" style:list-style-name="L5">
      <style:text-properties fo:font-weight="normal" officeooo:rsid="00333962" officeooo:paragraph-rsid="00333962" fo:background-color="#fff200" style:font-weight-asian="normal" style:font-weight-complex="normal"/>
    </style:style>
    <style:style style:name="P53" style:family="paragraph" style:parent-style-name="Standard" style:list-style-name="L2">
      <style:text-properties fo:font-style="normal" fo:font-weight="bold" officeooo:rsid="0019a50a" officeooo:paragraph-rsid="0019a50a" style:font-style-asian="normal" style:font-weight-asian="bold" style:font-style-complex="normal" style:font-weight-complex="bold"/>
    </style:style>
    <style:style style:name="P54" style:family="paragraph" style:parent-style-name="Standard" style:list-style-name="L2">
      <style:text-properties fo:font-style="normal" fo:font-weight="bold" officeooo:rsid="0019a50a" officeooo:paragraph-rsid="00287983" style:font-style-asian="normal" style:font-weight-asian="bold" style:font-style-complex="normal" style:font-weight-complex="bold"/>
    </style:style>
    <style:style style:name="P55" style:family="paragraph" style:parent-style-name="Standard" style:list-style-name="L3">
      <style:text-properties fo:font-style="normal" fo:font-weight="bold" officeooo:rsid="0019a50a" officeooo:paragraph-rsid="0019a50a" style:font-style-asian="normal" style:font-weight-asian="bold" style:font-style-complex="normal" style:font-weight-complex="bold"/>
    </style:style>
    <style:style style:name="P56" style:family="paragraph" style:parent-style-name="Standard" style:list-style-name="L3">
      <style:text-properties fo:font-style="normal" fo:font-weight="bold" officeooo:rsid="0019a50a" officeooo:paragraph-rsid="001b7a63" style:font-style-asian="normal" style:font-weight-asian="bold" style:font-style-complex="normal" style:font-weight-complex="bold"/>
    </style:style>
    <style:style style:name="P57" style:family="paragraph" style:parent-style-name="Standard" style:list-style-name="L3">
      <style:text-properties fo:font-style="normal" fo:font-weight="bold" officeooo:rsid="0019a50a" officeooo:paragraph-rsid="00325961" style:font-style-asian="normal" style:font-weight-asian="bold" style:font-style-complex="normal" style:font-weight-complex="bold"/>
    </style:style>
    <style:style style:name="P58" style:family="paragraph" style:parent-style-name="Standard" style:list-style-name="L9">
      <style:text-properties fo:font-style="normal" fo:font-weight="bold" officeooo:rsid="0019a50a" officeooo:paragraph-rsid="00291295" style:font-style-asian="normal" style:font-weight-asian="bold" style:font-style-complex="normal" style:font-weight-complex="bold"/>
    </style:style>
    <style:style style:name="P59" style:family="paragraph" style:parent-style-name="Standard" style:list-style-name="L3">
      <style:text-properties fo:font-style="normal" fo:font-weight="bold" officeooo:rsid="0027f24a" officeooo:paragraph-rsid="0027f24a" style:font-style-asian="normal" style:font-weight-asian="bold" style:font-style-complex="normal" style:font-weight-complex="bold"/>
    </style:style>
    <style:style style:name="P60" style:family="paragraph" style:parent-style-name="Standard" style:list-style-name="L3">
      <style:text-properties fo:font-style="normal" fo:font-weight="bold" officeooo:rsid="001e49a1" officeooo:paragraph-rsid="001e49a1" style:font-style-asian="normal" style:font-weight-asian="bold" style:font-style-complex="normal" style:font-weight-complex="bold"/>
    </style:style>
    <style:style style:name="P61" style:family="paragraph" style:parent-style-name="Standard" style:list-style-name="L6">
      <style:text-properties fo:font-style="normal" fo:font-weight="normal" officeooo:rsid="002183cb" officeooo:paragraph-rsid="002183cb" style:font-style-asian="normal" style:font-weight-asian="normal" style:font-style-complex="normal" style:font-weight-complex="normal"/>
    </style:style>
    <style:style style:name="P62" style:family="paragraph" style:parent-style-name="Standard" style:list-style-name="L12">
      <style:text-properties fo:font-style="normal" fo:font-weight="normal" officeooo:rsid="002183cb" officeooo:paragraph-rsid="002c98bd" style:font-style-asian="normal" style:font-weight-asian="normal" style:font-style-complex="normal" style:font-weight-complex="normal"/>
    </style:style>
    <style:style style:name="P63" style:family="paragraph" style:parent-style-name="Standard" style:list-style-name="L6">
      <style:text-properties fo:font-style="normal" fo:font-weight="normal" officeooo:rsid="0021e2ef" officeooo:paragraph-rsid="0021e2ef" style:font-style-asian="normal" style:font-weight-asian="normal" style:font-style-complex="normal" style:font-weight-complex="normal"/>
    </style:style>
    <style:style style:name="P64" style:family="paragraph" style:parent-style-name="Standard" style:list-style-name="L6">
      <style:text-properties fo:font-style="normal" fo:font-weight="normal" officeooo:rsid="002c98bd" officeooo:paragraph-rsid="002c98bd" style:font-style-asian="normal" style:font-weight-asian="normal" style:font-style-complex="normal" style:font-weight-complex="normal"/>
    </style:style>
    <style:style style:name="P65" style:family="paragraph" style:parent-style-name="Standard" style:list-style-name="L7">
      <style:text-properties fo:font-style="normal" fo:font-weight="normal" officeooo:rsid="0023ee34" officeooo:paragraph-rsid="0023ee34" style:font-style-asian="normal" style:font-weight-asian="normal" style:font-style-complex="normal" style:font-weight-complex="normal"/>
    </style:style>
    <style:style style:name="P66" style:family="paragraph" style:parent-style-name="Standard" style:list-style-name="L8">
      <style:text-properties fo:font-style="normal" fo:font-weight="normal" officeooo:rsid="00291295" officeooo:paragraph-rsid="00291295" style:font-style-asian="normal" style:font-weight-asian="normal" style:font-style-complex="normal" style:font-weight-complex="normal"/>
    </style:style>
    <style:style style:name="P67" style:family="paragraph" style:parent-style-name="Standard" style:list-style-name="L12">
      <style:text-properties fo:font-style="normal" fo:font-weight="normal" officeooo:rsid="002e717d" officeooo:paragraph-rsid="002e717d" style:font-style-asian="normal" style:font-weight-asian="normal" style:font-style-complex="normal" style:font-weight-complex="normal"/>
    </style:style>
    <style:style style:name="P68" style:family="paragraph" style:parent-style-name="Standard" style:list-style-name="L12">
      <style:text-properties fo:font-style="normal" fo:font-weight="normal" officeooo:rsid="0032061b" officeooo:paragraph-rsid="0032061b" fo:background-color="#fff200" style:font-style-asian="normal" style:font-weight-asian="normal" style:font-style-complex="normal" style:font-weight-complex="normal"/>
    </style:style>
    <style:style style:name="P69" style:family="paragraph" style:parent-style-name="Standard" style:list-style-name="L10">
      <style:text-properties fo:font-weight="bold" officeooo:rsid="002b63b0" officeooo:paragraph-rsid="002b63b0" style:font-weight-asian="bold" style:font-weight-complex="bold"/>
    </style:style>
    <style:style style:name="P70" style:family="paragraph" style:parent-style-name="Standard" style:list-style-name="L10">
      <style:text-properties fo:font-weight="bold" officeooo:rsid="002c98bd" officeooo:paragraph-rsid="002c98bd" style:font-weight-asian="bold" style:font-weight-complex="bold"/>
    </style:style>
    <style:style style:name="P71" style:family="paragraph" style:parent-style-name="Standard" style:list-style-name="L13">
      <style:text-properties fo:font-size="12pt" fo:font-style="normal" fo:font-weight="normal" officeooo:rsid="002e717d" officeooo:paragraph-rsid="002e717d" style:font-size-asian="12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32061b" officeooo:paragraph-rsid="0032061b" style:font-size-asian="12pt" style:font-style-asian="normal" style:font-weight-asian="normal" style:font-size-complex="12pt" style:font-style-complex="normal" style:font-weight-complex="normal"/>
    </style:style>
    <style:style style:name="P73" style:family="paragraph" style:parent-style-name="Standard" style:list-style-name="L14">
      <style:text-properties fo:font-size="12pt" fo:font-style="normal" fo:font-weight="bold" officeooo:rsid="0032061b" officeooo:paragraph-rsid="0032061b" style:font-size-asian="12pt" style:font-style-asian="normal" style:font-weight-asian="bold" style:font-size-complex="12pt" style:font-style-complex="normal" style:font-weight-complex="bold"/>
    </style:style>
    <style:style style:name="P74" style:family="paragraph" style:parent-style-name="Standard" style:list-style-name="L15">
      <style:text-properties fo:font-size="12pt" fo:font-style="normal" fo:font-weight="bold" officeooo:rsid="0032061b" officeooo:paragraph-rsid="0032061b"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b7a63" style:font-weight-asian="normal" style:font-weight-complex="normal"/>
    </style:style>
    <style:style style:name="T3" style:family="text">
      <style:text-properties fo:font-weight="normal" officeooo:rsid="0022b359" style:font-weight-asian="normal" style:font-weight-complex="normal"/>
    </style:style>
    <style:style style:name="T4" style:family="text">
      <style:text-properties fo:font-weight="normal" officeooo:rsid="0027f24a" style:font-weight-asian="normal" style:font-weight-complex="normal"/>
    </style:style>
    <style:style style:name="T5" style:family="text">
      <style:text-properties fo:font-weight="normal" officeooo:rsid="00287983" style:font-weight-asian="normal" style:font-weight-complex="normal"/>
    </style:style>
    <style:style style:name="T6" style:family="text">
      <style:text-properties fo:font-weight="normal" officeooo:rsid="00291295" style:font-weight-asian="normal" style:font-weight-complex="normal"/>
    </style:style>
    <style:style style:name="T7" style:family="text">
      <style:text-properties fo:font-weight="normal" fo:background-color="#fff200" loext:char-shading-value="0" style:font-weight-asian="normal" style:font-weight-complex="normal"/>
    </style:style>
    <style:style style:name="T8" style:family="text">
      <style:text-properties fo:font-weight="normal" officeooo:rsid="00325961" fo:background-color="#fff200" loext:char-shading-value="0" style:font-weight-asian="normal" style:font-weight-complex="normal"/>
    </style:style>
    <style:style style:name="T9" style:family="text">
      <style:text-properties officeooo:rsid="0019a50a"/>
    </style:style>
    <style:style style:name="T10" style:family="text">
      <style:text-properties fo:color="#ce181e" fo:font-weight="bold" style:font-weight-asian="bold" style:font-weight-complex="bold"/>
    </style:style>
    <style:style style:name="T11" style:family="text">
      <style:text-properties fo:color="#ce181e" fo:font-weight="bold" officeooo:rsid="002183cb" style:font-weight-asian="bold" style:font-weight-complex="bold"/>
    </style:style>
    <style:style style:name="T12" style:family="text">
      <style:text-properties fo:color="#ce181e" fo:font-weight="bold" officeooo:rsid="002c98bd" style:font-weight-asian="bold" style:font-weight-complex="bold"/>
    </style:style>
    <style:style style:name="T13" style:family="text">
      <style:text-properties officeooo:rsid="001b7a63"/>
    </style:style>
    <style:style style:name="T14" style:family="text">
      <style:text-properties fo:font-weight="bold" style:font-weight-asian="bold" style:font-weight-complex="bold"/>
    </style:style>
    <style:style style:name="T15" style:family="text">
      <style:text-properties fo:font-weight="bold" officeooo:rsid="002c98bd" style:font-weight-asian="bold" style:font-weight-complex="bold"/>
    </style:style>
    <style:style style:name="T16" style:family="text">
      <style:text-properties fo:font-weight="bold" officeooo:rsid="002e717d" style:font-weight-asian="bold" style:font-weight-complex="bold"/>
    </style:style>
    <style:style style:name="T17" style:family="text">
      <style:text-properties officeooo:rsid="00202266"/>
    </style:style>
    <style:style style:name="T18" style:family="text">
      <style:text-properties officeooo:rsid="002183cb"/>
    </style:style>
    <style:style style:name="T19" style:family="text">
      <style:text-properties fo:color="#000000"/>
    </style:style>
    <style:style style:name="T20" style:family="text">
      <style:text-properties fo:color="#000000" officeooo:rsid="002183cb"/>
    </style:style>
    <style:style style:name="T21" style:family="text">
      <style:text-properties fo:color="#000000" officeooo:rsid="002c98b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287983"/>
    </style:style>
    <style:style style:name="T24" style:family="text">
      <style:text-properties officeooo:rsid="0028d91d"/>
    </style:style>
    <style:style style:name="T25" style:family="text">
      <style:text-properties fo:font-size="16pt" fo:font-weight="bold" officeooo:rsid="001915fd" style:font-size-asian="16pt" style:font-weight-asian="bold" style:font-size-complex="16pt" style:font-weight-complex="bold"/>
    </style:style>
    <style:style style:name="T26" style:family="text">
      <style:text-properties fo:font-size="16pt" fo:font-weight="bold" officeooo:rsid="0019a50a" style:font-size-asian="16pt" style:font-weight-asian="bold" style:font-size-complex="16pt" style:font-weight-complex="bold"/>
    </style:style>
    <style:style style:name="T27" style:family="text">
      <style:text-properties officeooo:rsid="00291295"/>
    </style:style>
    <style:style style:name="T28" style:family="text">
      <style:text-properties officeooo:rsid="001915fd"/>
    </style:style>
    <style:style style:name="T2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19a50a" style:font-size-asian="10.5pt" style:font-style-asian="normal" style:font-weight-asian="normal" style:font-size-complex="12pt" style:font-style-complex="normal" style:font-weight-complex="normal"/>
    </style:style>
    <style:style style:name="T31" style:family="text">
      <style:text-properties officeooo:rsid="002ae3c7"/>
    </style:style>
    <style:style style:name="T32" style:family="text">
      <style:text-properties fo:font-style="normal" style:font-style-asian="normal" style:font-style-complex="normal"/>
    </style:style>
    <style:style style:name="T33" style:family="text">
      <style:text-properties fo:font-style="normal" officeooo:rsid="001b7a63"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19a50a" style:font-style-asian="normal" style:font-weight-asian="normal" style:font-style-complex="normal" style:font-weight-complex="normal"/>
    </style:style>
    <style:style style:name="T36" style:family="text">
      <style:text-properties fo:font-style="normal" fo:font-weight="normal" officeooo:rsid="001b7a63" style:font-style-asian="normal" style:font-weight-asian="normal" style:font-style-complex="normal" style:font-weight-complex="normal"/>
    </style:style>
    <style:style style:name="T37" style:family="text">
      <style:text-properties officeooo:rsid="002c98bd"/>
    </style:style>
    <style:style style:name="T38" style:family="text">
      <style:text-properties officeooo:rsid="002e71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25">Entit</text:span><text:span text:style-name="T26">ies</text:span><text:span text:style-name="T25">:</text:span></text:p>
      <text:p text:style-name="P31"/>
      <text:p text:style-name="P22">Contract:</text:p>
      <text:p text:style-name="P1">The <text:span text:style-name="T9">C</text:span>ontract <text:span text:style-name="T9">smart contract represents the data representation of the contract between the client and the providers and</text:span> has the following fields:</text:p>
      <text:list xml:id="list1116805760" text:style-name="L1">
        <text:list-item>
          <text:p text:style-name="P45">Array of providers’ addresses</text:p>
        </text:list-item>
        <text:list-item>
          <text:p text:style-name="P45">Client’s address</text:p>
        </text:list-item>
        <text:list-item>
          <text:p text:style-name="P45">Value of the Merkle Tree’s root hash</text:p>
        </text:list-item>
        <text:list-item>
          <text:p text:style-name="P46">The collateral amount agreed <text:span text:style-name="T17">(in wei)</text:span></text:p>
        </text:list-item>
        <text:list-item>
          <text:p text:style-name="P45">The price to be paid each month <text:span text:style-name="T17">(in wei)</text:span></text:p>
        </text:list-item>
        <text:list-item>
          <text:p text:style-name="P45">The start time of the contract</text:p>
        </text:list-item>
        <text:list-item>
          <text:p text:style-name="P45">The state of the contract (1 = Active, 2 = Invalid, 3 = Canceled, 4 = Completed)<text:line-break/></text:p>
        </text:list-item>
      </text:list>
      <text:p text:style-name="P1"/>
      <text:p text:style-name="P20"><text:span text:style-name="T24">contractExecutor</text:span>:</text:p>
      <text:p text:style-name="P13">The Executor smart contract contains all the logic needed for the application. It stores the following values:</text:p>
      <text:list xml:id="list1892456511" text:style-name="L2">
        <text:list-item>
          <text:p text:style-name="P53">id: <text:span text:style-name="T1">a counter that represents the id of each initialized contract. Starts from 0 and is incremented each time a new contract is successfully initialized.</text:span></text:p>
        </text:list-item>
        <text:list-item>
          <text:p text:style-name="P53">Contracts: <text:span text:style-name="T1">a mapping containing all the initialized contracts with the id counter as a key.</text:span></text:p>
        </text:list-item>
        <text:list-item>
          <text:p text:style-name="P54">PaymentTime: <text:span text:style-name="T1">a mapping containing the time (in seconds since the last Epoch) the last payment by the client was executed, with the id counter as a key.</text:span></text:p>
        </text:list-item>
        <text:list-item>
          <text:p text:style-name="P54"><text:span text:style-name="T23">Verifications: </text:span><text:span text:style-name="T5">a mapping with the contract id as key, and another mapping as value. The value mapping contains the providers’ address as key and the time of the last verification executed for their file leaf.</text:span><text:span text:style-name="T1"> </text:span></text:p>
        </text:list-item>
      </text:list>
      <text:p text:style-name="P13"/>
      <text:p text:style-name="P13">The Executor also contains the following functions:</text:p>
      <text:list xml:id="list1143618252" text:style-name="L3">
        <text:list-item>
          <text:p text:style-name="P55">init<text:span text:style-name="T31">Contract(providers[], client, rootHash, collateralAmount, price)</text:span><text:span text:style-name="T1"> (analyzed below)</text:span></text:p>
        </text:list-item>
        <text:list-item>
          <text:p text:style-name="P56">getContractInfo(id)<text:span text:style-name="T1">: Function that returns the information </text:span><text:span text:style-name="T2">about the contract with the specified id.</text:span></text:p>
        </text:list-item>
        <text:list-item>
          <text:p text:style-name="P56"><text:span text:style-name="T13">pay(id) </text:span><text:span text:style-name="T2">(analyzed below)</text:span></text:p>
        </text:list-item>
        <text:list-item>
          <text:p text:style-name="P59"><text:span text:style-name="T13">g</text:span>etVerification(id, provider, leaf, nodeHashes, nodeOrientations):<text:span text:style-name="T1"> Function that challenges the specified provider to execute a Merkle Proof verification on the file leaf he has stored. If the verification fails, the contract is terminated with this specific provider as culpable (see </text:span><text:span text:style-name="T22">terminateCulpProvider</text:span><text:span text:style-name="T1"> function.)</text:span></text:p>
        </text:list-item>
        <text:list-item>
          <text:p text:style-name="P59"><text:span text:style-name="T13">t</text:span>erminateCulpClient(id, leaf, nodeHashes, nodeOrientations): <text:span text:style-name="T1">Function that terminates the contract with the client as culpable. To verify that the client is culpable, the time since the last payment must exceed one month. If it does, the collateral amount is split equally among all the providers and <text:s/>the contract’s state is set to Canceled. </text:span><text:span text:style-name="T8">All the provider’s ratings are increased by one.</text:span></text:p>
        </text:list-item>
        <text:list-item>
          <text:p text:style-name="P57"><text:span text:style-name="T13">terminateCulpProvider(id, provider, leaf, nodeHashes, nodeOrientations): </text:span><text:span text:style-name="T4">Function that terminates the contract with a specific provider as culpable. To verify that the provider is culpable, a Merkle Proof verification is executed on the file leaf he has stored. If the verification fails, the collateral amount is split equally among all remaining providers and the client and the contract’s state is set to Canceled. </text:span><text:span text:style-name="T8">All the provider’s ratings are increased by one except from the culpable provider’s that is decreased by one.</text:span></text:p>
        </text:list-item>
        <text:list-item>
          <text:p text:style-name="P57"><text:span text:style-name="T13">terminateMutual(id, leaf, nodeHashes, nodeOrientations): </text:span><text:span text:style-name="T4">Function that terminates the contract with no culpable party. </text:span><text:span text:style-name="T5">In order for the contract to be mutually terminated, no more that 15 days (half month) should have passed since the last payment. If that is true, then the collateral amount is split equally among all providers and the client, except if some provider fails to execute the Merkle Proof verification on the file leaf he has stored.</text:span><text:span text:style-name="T4"> </text:span><text:span text:style-name="T8">All the provider’s </text:span><text:soft-page-break/><text:span text:style-name="T8">ratings are increased by one except if a provider cannot verify the Merkle Proof and his rating is decreased by one.</text:span></text:p>
        </text:list-item>
        <text:list-item>
          <text:p text:style-name="P60">timeDif(id): <text:span text:style-name="T1">Helper function that calculates the time passed (in seconds) since the last payment made by the client.</text:span></text:p>
        </text:list-item>
        <text:list-item>
          <text:p text:style-name="P60">invalidateContract(id): <text:span text:style-name="T1">Helper function that is called after the terminate function. It sets the providers’ list to an empty list and all the other values to 0. The state of the contract is set accordingly in the terminate function. It</text:span><text:span text:style-name="T3"> also deletes the mapping of the id to the contract.</text:span></text:p>
        </text:list-item>
        <text:list-item>
          <text:p text:style-name="P60">Nameless function: <text:span text:style-name="T1">External payable function to enable the contract to accept payments.</text:span></text:p>
        </text:list-item>
      </text:list>
      <text:p text:style-name="P15"/>
      <text:p text:style-name="P15"/>
      <text:p text:style-name="P13"/>
      <text:p text:style-name="P1"/>
      <text:p text:style-name="P30">Lifecycle of a contract:</text:p>
      <text:p text:style-name="P32"/>
      <text:p text:style-name="P4">The lifecycle of the contract is represented by <text:span text:style-name="T18">its</text:span> State element. <text:span text:style-name="T18">The changes in the state element of the contract are being made based on the logic of the Executor smart contract.</text:span></text:p>
      <text:p text:style-name="P32"/>
      <text:p text:style-name="P23">Initialization:</text:p>
      <text:p text:style-name="P1">A contract can be initialized by invoking the <text:span text:style-name="T10">init</text:span> method of the Executor smart contract which takes the following arguments:</text:p>
      <text:list xml:id="list530093117" text:style-name="L4">
        <text:list-item>
          <text:p text:style-name="P47">Array of providers’ addresses</text:p>
        </text:list-item>
        <text:list-item>
          <text:p text:style-name="P47">Client’s address</text:p>
        </text:list-item>
        <text:list-item>
          <text:p text:style-name="P47">Value of the Merkle Tree’s root hash</text:p>
        </text:list-item>
        <text:list-item>
          <text:p text:style-name="P47">The collateral amount agreed <text:span text:style-name="T18">(in wei)</text:span></text:p>
        </text:list-item>
        <text:list-item>
          <text:p text:style-name="P48">The price to be paid each month <text:span text:style-name="T18">(in wei)</text:span></text:p>
        </text:list-item>
      </text:list>
      <text:p text:style-name="P1">An instance of the contract specified earlier is created, with the start time set to now (time in seconds since the last Epoch) and the state of the contract to <text:span text:style-name="T14">Active</text:span>.</text:p>
      <text:p text:style-name="P33">Limitations/Checks:</text:p>
      <text:list xml:id="list2786547924" text:style-name="L5">
        <text:list-item>
          <text:p text:style-name="P49">The init function must be invoked with the exact value <text:span text:style-name="T17">of the Collateral Amount in wei.</text:span></text:p>
        </text:list-item>
        <text:list-item>
          <text:p text:style-name="P50">If the contract initialization fails (due to insufficient or excessive funds given) all wei is returned to the sender.</text:p>
        </text:list-item>
        <text:list-item>
          <text:p text:style-name="P52">The provider must not be blacklisted.</text:p>
        </text:list-item>
      </text:list>
      <text:p text:style-name="P1"/>
      <text:p text:style-name="P20">Payment:</text:p>
      <text:p text:style-name="P13">The client has to pay the provider(s) the price specified in the contract once every month. <text:span text:style-name="T18">The payment is being executed by invoking the </text:span><text:span text:style-name="T11">pay </text:span><text:span text:style-name="T20">method by the client.</text:span></text:p>
      <text:p text:style-name="P8"><text:span text:style-name="T20">T</text:span><text:span text:style-name="T19">he pay method takes the contract’s id as input, and then the value in wei given with the call is split to all the providers specified in the contract’s provider list.</text:span></text:p>
      <text:p text:style-name="P6">Limitations/Checks:</text:p>
      <text:list xml:id="list3711983272" text:style-name="L6">
        <text:list-item>
          <text:p text:style-name="P61">The contract must be in state <text:span text:style-name="T14">Active</text:span> or <text:span text:style-name="T14">Invalid</text:span>. In the case the contract is invalid, it means that a previous attempt of payment has failed.</text:p>
        </text:list-item>
        <text:list-item>
          <text:p text:style-name="P61">One moth must have passed since the last payment made to the contract.</text:p>
        </text:list-item>
        <text:list-item>
          <text:p text:style-name="P61">The pay function must be invoked with the exact value of Price in wei.</text:p>
        </text:list-item>
        <text:list-item>
          <text:p text:style-name="P63">Each payment to each provider must succeed in order for the payment to be considered as successful.</text:p>
        </text:list-item>
        <text:list-item>
          <text:p text:style-name="P63">If any of the above checks fails, then a corresponding error message is returned along with all the given wei. More specifically, if the payment fails due to insufficient or excessive amount given, or because one of the payments failed, then the contract’s state is also set to <text:span text:style-name="T14">Invalid</text:span>.</text:p>
        </text:list-item>
        <text:list-item>
          <text:p text:style-name="P64">Only the client of the contract with the specified id can pay the contract.</text:p>
        </text:list-item>
      </text:list>
      <text:p text:style-name="P10"/>
      <text:p text:style-name="P25"><text:soft-page-break/></text:p>
      <text:p text:style-name="P25">Termination/Cancellation:</text:p>
      <text:p text:style-name="P12">For a contract to be in the state of <text:span text:style-name="T14">Canceled</text:span> or <text:span text:style-name="T14">Completed</text:span>, the terminate function must be invoked:</text:p>
      <text:list xml:id="list3639673536" text:style-name="L7">
        <text:list-item>
          <text:p text:style-name="P65">The <text:span text:style-name="T14">Completed</text:span> state shows that the contract was mutually terminated by the two parties, all payments were made on time and that the file was retrievable in all times.</text:p>
        </text:list-item>
        <text:list-item>
          <text:p text:style-name="P65">The <text:span text:style-name="T14">Canceled</text:span> state shows that the agreement between the two parties was broken at some point. That means that either the client has not paid on time or that at some point the file was not retrievable.</text:p>
        </text:list-item>
      </text:list>
      <text:p text:style-name="P12"/>
      <text:p text:style-name="P12"/>
      <text:p text:style-name="P16"/>
      <text:p text:style-name="P27">Auction:</text:p>
      <text:p text:style-name="P35"/>
      <text:p text:style-name="P2">The <text:span text:style-name="T27">Auction</text:span> <text:span text:style-name="T9">smart contract represents the data representation of auction created by a client in order to initiate an auction between providers in order to find the N best prices for storing his file. It has the following fields</text:span>:</text:p>
      <text:p text:style-name="P17"/>
      <text:list xml:id="list503836468" text:style-name="L8">
        <text:list-item>
          <text:p text:style-name="P66">Array of providers’ addresses that have made a valid bid</text:p>
        </text:list-item>
        <text:list-item>
          <text:p text:style-name="P66">Array of prices of providers that have made a valid bid</text:p>
        </text:list-item>
        <text:list-item>
          <text:p text:style-name="P66">Client’s address</text:p>
        </text:list-item>
        <text:list-item>
          <text:p text:style-name="P66">Number of providers the client wants to distribute the file to</text:p>
        </text:list-item>
        <text:list-item>
          <text:p text:style-name="P66">Start time of the Auction</text:p>
        </text:list-item>
        <text:list-item>
          <text:p text:style-name="P66">End time of the Auction</text:p>
        </text:list-item>
        <text:list-item>
          <text:p text:style-name="P66">Status of the Auction <text:span text:style-name="T28">(1 = </text:span>Ongoing<text:span text:style-name="T28">, 2 = </text:span>Completed)</text:p>
        </text:list-item>
      </text:list>
      <text:p text:style-name="P18"/>
      <text:p text:style-name="P27">auctionExecutor:</text:p>
      <text:p text:style-name="P35"/>
      <text:p text:style-name="P35">The auctionExecutor contract contains all the logic performed on the Auction entity in order to perform the auction. It stores the following values:</text:p>
      <text:list xml:id="list1865866053" text:style-name="L9">
        <text:list-item>
          <text:p text:style-name="P58">id: <text:span text:style-name="T1">a counter that represents the id of each initialized </text:span><text:span text:style-name="T6">auction</text:span><text:span text:style-name="T1">. Starts from 0 and is incremented each time a new </text:span><text:span text:style-name="T6">auction</text:span><text:span text:style-name="T1"> is successfully initialized.</text:span></text:p>
        </text:list-item>
        <text:list-item>
          <text:p text:style-name="P58"><text:span text:style-name="T27">Auctions</text:span>: <text:span text:style-name="T1">a mapping containing all the initialized </text:span><text:span text:style-name="T6">auctions</text:span><text:span text:style-name="T1"> with the id counter as a key.</text:span></text:p>
        </text:list-item>
      </text:list>
      <text:p text:style-name="P36"/>
      <text:p text:style-name="P44"><text:span text:style-name="T30">T</text:span><text:span text:style-name="T29">he auctionExecutor also contains the following functions:</text:span></text:p>
      <text:list xml:id="list2379960012" text:style-name="L10">
        <text:list-item>
          <text:p text:style-name="P69">initAuction(client, providersNumber): <text:span text:style-name="T1">(analyzed below)</text:span></text:p>
        </text:list-item>
        <text:list-item>
          <text:p text:style-name="P69">getAuctionInfo(id): <text:span text:style-name="T35">Function that returns the information </text:span><text:span text:style-name="T36">about the </text:span><text:span text:style-name="T34">auction</text:span><text:span text:style-name="T36"> with the specified id.</text:span></text:p>
        </text:list-item>
        <text:list-item>
          <text:p text:style-name="P70"><text:span text:style-name="T33">b</text:span><text:span text:style-name="T32">id(id): </text:span><text:span text:style-name="T34">(analyzed below)</text:span></text:p>
        </text:list-item>
        <text:list-item>
          <text:p text:style-name="P70"><text:span text:style-name="T32">completeAuction(id): </text:span><text:span text:style-name="T34">Function that changes the auction’s status fot the specified id to completed. This function can only be called by the owner of the auction, which is the client.</text:span></text:p>
        </text:list-item>
      </text:list>
      <text:p text:style-name="P19"/>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Lifecycle of an Auction:</text:p>
      <text:p text:style-name="P43"/>
      <text:p text:style-name="P37">The lifecycle of the <text:span text:style-name="T37">auction</text:span> is represented by <text:span text:style-name="T18">its</text:span> <text:span text:style-name="T37">status</text:span> element. <text:span text:style-name="T18">The changes in the status element of the contract are being made based on the logic of the auctionExecutor smart contract.</text:span></text:p>
      <text:p text:style-name="P37"/>
      <text:p text:style-name="P24">Initialization:</text:p>
      <text:p text:style-name="P3">A<text:span text:style-name="T37">n auction</text:span> can be initialized by invoking the <text:span text:style-name="T10">init</text:span><text:span text:style-name="T12">Auction</text:span> method of the <text:span text:style-name="T37">auction</text:span>Executor smart contract which takes the following arguments:</text:p>
      <text:list xml:id="list143315760" text:style-name="L11">
        <text:list-item>
          <text:p text:style-name="P51">Address of the client.</text:p>
        </text:list-item>
        <text:list-item>
          <text:p text:style-name="P51">The number of providers the client wishes to distribute his file to.</text:p>
        </text:list-item>
      </text:list>
      <text:p text:style-name="P5"/>
      <text:p text:style-name="P3">An instance of the contract specified earlier is created, with the start time set to now (time in seconds since the last Epoch) and the <text:span text:style-name="T37">status</text:span> of the contract to <text:span text:style-name="T15">Ongoing</text:span>.</text:p>
      <text:p text:style-name="P3"/>
      <text:p text:style-name="P21"><text:span text:style-name="T37">Bid</text:span>:</text:p>
      <text:p text:style-name="P14">The <text:span text:style-name="T37">provider</text:span> <text:span text:style-name="T37">interested in bidding on a client’s auction </text:span>has to <text:span text:style-name="T18">invoke the </text:span><text:span text:style-name="T12">bid</text:span><text:span text:style-name="T11"> </text:span><text:span text:style-name="T20">meth</text:span><text:span text:style-name="T21">od.</text:span></text:p>
      <text:p text:style-name="P9"><text:span text:style-name="T19">The </text:span><text:span text:style-name="T21">bid</text:span><text:span text:style-name="T19"> method takes the </text:span><text:span text:style-name="T21">auction</text:span><text:span text:style-name="T19">’s id as input </text:span><text:span text:style-name="T21">and a value in wei. </text:span></text:p>
      <text:p text:style-name="P7">Limitations/Checks:</text:p>
      <text:list xml:id="list3410542146" text:style-name="L12">
        <text:list-item>
          <text:p text:style-name="P62">The <text:span text:style-name="T38">auction</text:span> must be in stat<text:span text:style-name="T38">us</text:span> <text:span text:style-name="T16">Ongoing</text:span>. </text:p>
        </text:list-item>
        <text:list-item>
          <text:p text:style-name="P67">The client cannot bid in his auction.</text:p>
        </text:list-item>
        <text:list-item>
          <text:p text:style-name="P67">The message value must be over 0 ETH.</text:p>
        </text:list-item>
        <text:list-item>
          <text:p text:style-name="P67">If there are less providers in the provider list than the number specified by the client during the auction initialization, then the bid is accepted and the provider’s address is added to the list along with the price (in the same array index).</text:p>
        </text:list-item>
        <text:list-item>
          <text:p text:style-name="P67">If there are enough providers already in the list, then a check is performed to see if the value provided is smaller than the maximum bid of the providers in the list. <text:span text:style-name="T14">If it is</text:span>, the provider with the maximum price is deleted from the list along with his price and is substituded with the new provider. <text:span text:style-name="T14">If it is not</text:span>, <text:s/>then the value is returned to the bidder.</text:p>
        </text:list-item>
        <text:list-item>
          <text:p text:style-name="P68">The provider cannot be blacklisted.</text:p>
        </text:list-item>
        <text:list-item>
          <text:p text:style-name="P68">If the bid of the provider equals the max bid already made, then the provider with the higher rating is kept.</text:p>
        </text:list-item>
      </text:list>
      <text:p text:style-name="P11"/>
      <text:p text:style-name="P26"/>
      <text:p text:style-name="P26"><text:span text:style-name="T38">Completion</text:span>:</text:p>
      <text:p text:style-name="P38">For a contract to be in the <text:span text:style-name="T38">status</text:span> of <text:span text:style-name="T16">Completed</text:span>, the <text:span text:style-name="T38">completeAuction</text:span> function must be invoked.</text:p>
      <text:p text:style-name="P39">The function changes the contract’s status to Completed and sets the EndTime to now <text:span text:style-name="T28">(time in seconds since the last Epoch)</text:span></text:p>
      <text:p text:style-name="P41">Limitations/Checks:</text:p>
      <text:list xml:id="list2436074862" text:style-name="L13">
        <text:list-item>
          <text:p text:style-name="P71">Only the client can complete an auction with the specified id.</text:p>
        </text:list-item>
      </text:list>
      <text:p text:style-name="P39"/>
      <text:p text:style-name="P39"/>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29">Provider’s Rating</text:p>
      <text:p text:style-name="P29"/>
      <text:p text:style-name="P40">The contract ProviderRating holds two mappings:</text:p>
      <text:p text:style-name="P40"/>
      <text:list xml:id="list1141932435" text:style-name="L14">
        <text:list-item>
          <text:p text:style-name="P73">ratings: <text:span text:style-name="T1">Mapping of address to a uint8, that represents the rating of the providers</text:span></text:p>
        </text:list-item>
        <text:list-item>
          <text:p text:style-name="P73">blackList: <text:span text:style-name="T1">Mapping of address to a uint8, that represents whether a provider is blacklisted or not.</text:span></text:p>
        </text:list-item>
      </text:list>
      <text:p text:style-name="P40">Every provider that makes a bid in an auction for the first time becomes an entry in the ratings mapping with a starting rating of 2.</text:p>
      <text:p text:style-name="P40"/>
      <text:p text:style-name="P40">The functions of the contract are the following:</text:p>
      <text:list xml:id="list938139502" text:style-name="L15">
        <text:list-item>
          <text:p text:style-name="P74">addProvider: <text:span text:style-name="T1">Inserts a new entry in the ratings mapping with a starting rating of 2, after checking if the provider already exists in either the ratings or the blackList mapping.</text:span></text:p>
        </text:list-item>
        <text:list-item>
          <text:p text:style-name="P74">providerExists/providerBlackListed: <text:span text:style-name="T1">Checks on whether the provider’s address given exists on the ratings/blackList mapping respectively.</text:span></text:p>
        </text:list-item>
        <text:list-item>
          <text:p text:style-name="P74">LevelUpRating: <text:span text:style-name="T1">Increases the provider’s rating by 1. If his rating is 10 (max rating), no action is performed.</text:span></text:p>
        </text:list-item>
        <text:list-item>
          <text:p text:style-name="P74">LevelDownRating: <text:span text:style-name="T1">Decreases the provider’s rating by 1. If his rating is 1, then the provider’s address is deleted from the ratings mapping and added to the blackList mapping with a value of 1.</text:span></text:p>
        </text:list-item>
        <text:list-item>
          <text:p text:style-name="P74">getRating: <text:span text:style-name="T1">Returns the rating of the provider with the given address.</text:span></text:p>
        </text:list-item>
      </text:list>
      <text:p text:style-name="P40"/>
      <text:p text:style-name="P42"><text:span text:style-name="T1">The logic on how the providers are rated and blacklisted is performed on the auctionExecutor and contractExecutor contracts and is </text:span><text:span text:style-name="T7">highlighted</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6:08:57.707444741</meta:creation-date>
    <dc:date>2019-06-22T16:12:08.216428653</dc:date>
    <meta:editing-duration>PT1H11M22S</meta:editing-duration>
    <meta:editing-cycles>14</meta:editing-cycles>
    <meta:generator>LibreOffice/6.0.7.3$Linux_X86_64 LibreOffice_project/00m0$Build-3</meta:generator>
    <meta:document-statistic meta:table-count="0" meta:image-count="0" meta:object-count="0" meta:page-count="5" meta:paragraph-count="108" meta:word-count="1842" meta:character-count="10934" meta:non-whitespace-character-count="9261"/>
  </office:meta>
</office:document-meta>
</file>